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bold" officeooo:rsid="0018eb13" officeooo:paragraph-rsid="000fb969" fo:background-color="transparent" style:font-weight-asian="bold" style:font-weight-complex="bold"/>
    </style:style>
    <style:style style:name="P2" style:family="paragraph" style:parent-style-name="Text_20_body">
      <style:paragraph-properties fo:margin-top="0in" fo:margin-bottom="0in" style:contextual-spacing="false" fo:text-align="center" style:justify-single-word="false"/>
      <style:text-properties fo:font-weight="bold" officeooo:rsid="0015ae8a" officeooo:paragraph-rsid="000fb969" fo:background-color="transparent" style:font-weight-asian="bold" style:font-weight-complex="bold"/>
    </style:style>
    <style:style style:name="P3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bold" officeooo:rsid="001425fc" officeooo:paragraph-rsid="001425fc" fo:background-color="transparent" style:font-weight-asian="bold" style:font-weight-complex="bold"/>
    </style:style>
    <style:style style:name="P4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bold" officeooo:rsid="00146367" officeooo:paragraph-rsid="00146367" fo:background-color="transparent" style:font-weight-asian="bold" style:font-weight-complex="bold"/>
    </style:style>
    <style:style style:name="P5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bold" officeooo:paragraph-rsid="00146367" style:font-weight-asian="bold" style:font-weight-complex="bold"/>
    </style:style>
    <style:style style:name="P6" style:family="paragraph" style:parent-style-name="Text_20_body">
      <style:paragraph-properties fo:margin-top="0in" fo:margin-bottom="0in" style:contextual-spacing="false" fo:text-align="start" style:justify-single-word="false"/>
      <style:text-properties officeooo:paragraph-rsid="00146367"/>
    </style:style>
    <style:style style:name="P7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45ed9" officeooo:paragraph-rsid="00145ed9" fo:background-color="transparent" style:font-weight-asian="normal" style:font-weight-complex="normal"/>
    </style:style>
    <style:style style:name="P8" style:family="paragraph" style:parent-style-name="Text_20_body">
      <style:paragraph-properties fo:margin-top="0in" fo:margin-bottom="0in" style:contextual-spacing="false" fo:text-align="start" style:justify-single-word="false"/>
      <style:text-properties fo:font-weight="normal" officeooo:rsid="00146367" officeooo:paragraph-rsid="00146367" fo:background-color="transparent" style:font-weight-asian="normal" style:font-weight-complex="normal"/>
    </style:style>
    <style:style style:name="P9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officeooo:paragraph-rsid="000fcff1"/>
    </style:style>
    <style:style style:name="P10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officeooo:paragraph-rsid="00102cd7"/>
    </style:style>
    <style:style style:name="P11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officeooo:paragraph-rsid="001425fc"/>
    </style:style>
    <style:style style:name="P12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officeooo:paragraph-rsid="0023e3cc"/>
    </style:style>
    <style:style style:name="P13" style:family="paragraph" style:parent-style-name="Text_20_body" style:list-style-name="L2">
      <style:paragraph-properties fo:margin-top="0in" fo:margin-bottom="0in" style:contextual-spacing="false" fo:text-align="start" style:justify-single-word="false"/>
      <style:text-properties officeooo:paragraph-rsid="00145ed9"/>
    </style:style>
    <style:style style:name="P14" style:family="paragraph" style:parent-style-name="Text_20_body" style:list-style-name="L2">
      <style:paragraph-properties fo:margin-top="0in" fo:margin-bottom="0in" style:contextual-spacing="false" fo:text-align="start" style:justify-single-word="false"/>
      <style:text-properties officeooo:paragraph-rsid="001d9af6"/>
    </style:style>
    <style:style style:name="P15" style:family="paragraph" style:parent-style-name="Text_20_body" style:list-style-name="L2">
      <style:paragraph-properties fo:margin-top="0in" fo:margin-bottom="0in" style:contextual-spacing="false" fo:text-align="start" style:justify-single-word="false"/>
      <style:text-properties officeooo:paragraph-rsid="001f9017"/>
    </style:style>
    <style:style style:name="P16" style:family="paragraph" style:parent-style-name="Text_20_body" style:list-style-name="L3">
      <style:paragraph-properties fo:margin-top="0in" fo:margin-bottom="0in" style:contextual-spacing="false" fo:text-align="start" style:justify-single-word="false"/>
      <style:text-properties officeooo:paragraph-rsid="0015d4d7"/>
    </style:style>
    <style:style style:name="P17" style:family="paragraph" style:parent-style-name="Text_20_body" style:list-style-name="L4">
      <style:paragraph-properties fo:margin-top="0in" fo:margin-bottom="0in" style:contextual-spacing="false" fo:text-align="start" style:justify-single-word="false"/>
      <style:text-properties officeooo:paragraph-rsid="00146367"/>
    </style:style>
    <style:style style:name="P18" style:family="paragraph" style:parent-style-name="Text_20_body" style:list-style-name="L1">
      <style:paragraph-properties fo:margin-top="0in" fo:margin-bottom="0in" style:contextual-spacing="false" fo:text-align="center" style:justify-single-word="false"/>
      <style:text-properties fo:font-weight="normal" officeooo:rsid="00102cd7" officeooo:paragraph-rsid="0023e3cc" fo:background-color="transparent" style:font-weight-asian="normal" style:font-weight-complex="normal"/>
    </style:style>
    <style:style style:name="P19" style:family="paragraph" style:parent-style-name="Text_20_body" style:list-style-name="L1">
      <style:paragraph-properties fo:margin-top="0in" fo:margin-bottom="0in" style:contextual-spacing="false" fo:text-align="start" style:justify-single-word="false"/>
      <style:text-properties fo:font-weight="normal" officeooo:rsid="001425fc" officeooo:paragraph-rsid="001425fc" fo:background-color="transparent" style:font-weight-asian="normal" style:font-weight-complex="normal"/>
    </style:style>
    <style:style style:name="T1" style:family="text">
      <style:text-properties officeooo:rsid="0018eb13"/>
    </style:style>
    <style:style style:name="T2" style:family="text">
      <style:text-properties fo:font-weight="bold" officeooo:rsid="00102cd7" fo:background-color="transparent" style:font-weight-asian="bold" style:font-weight-complex="bold"/>
    </style:style>
    <style:style style:name="T3" style:family="text">
      <style:text-properties fo:font-weight="bold" officeooo:rsid="001425fc" fo:background-color="transparent" style:font-weight-asian="bold" style:font-weight-complex="bold"/>
    </style:style>
    <style:style style:name="T4" style:family="text">
      <style:text-properties fo:font-weight="bold" officeooo:rsid="00145ed9" fo:background-color="transparent" style:font-weight-asian="bold" style:font-weight-complex="bold"/>
    </style:style>
    <style:style style:name="T5" style:family="text">
      <style:text-properties fo:font-weight="bold" officeooo:rsid="00146367" fo:background-color="transparent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officeooo:rsid="000fcff1" fo:background-color="transparent" style:font-weight-asian="normal" style:font-weight-complex="normal"/>
    </style:style>
    <style:style style:name="T8" style:family="text">
      <style:text-properties fo:font-weight="normal" officeooo:rsid="00102cd7" fo:background-color="transparent" style:font-weight-asian="normal" style:font-weight-complex="normal"/>
    </style:style>
    <style:style style:name="T9" style:family="text">
      <style:text-properties fo:font-weight="normal" officeooo:rsid="001425fc" fo:background-color="transparent" style:font-weight-asian="normal" style:font-weight-complex="normal"/>
    </style:style>
    <style:style style:name="T10" style:family="text">
      <style:text-properties fo:font-weight="normal" officeooo:rsid="00145ed9" fo:background-color="transparent" style:font-weight-asian="normal" style:font-weight-complex="normal"/>
    </style:style>
    <style:style style:name="T11" style:family="text">
      <style:text-properties fo:font-weight="normal" officeooo:rsid="00146367" fo:background-color="transparent" style:font-weight-asian="normal" style:font-weight-complex="normal"/>
    </style:style>
    <style:style style:name="T12" style:family="text">
      <style:text-properties fo:font-weight="normal" officeooo:rsid="0015d4d7" fo:background-color="transparent" style:font-weight-asian="normal" style:font-weight-complex="normal"/>
    </style:style>
    <style:style style:name="T13" style:family="text">
      <style:text-properties fo:font-weight="normal" officeooo:rsid="001d9af6" fo:background-color="transparent" style:font-weight-asian="normal" style:font-weight-complex="normal"/>
    </style:style>
    <style:style style:name="T14" style:family="text">
      <style:text-properties fo:font-weight="normal" officeooo:rsid="001f9017" fo:background-color="transparent" style:font-weight-asian="normal" style:font-weight-complex="normal"/>
    </style:style>
    <style:style style:name="T15" style:family="text">
      <style:text-properties fo:font-weight="normal" officeooo:rsid="0025a0d5" fo:background-color="transparent" style:font-weight-asian="normal" style:font-weight-complex="normal"/>
    </style:style>
    <style:style style:name="T16" style:family="text">
      <style:text-properties fo:font-weight="normal" officeooo:rsid="00273504" fo:background-color="transparent" style:font-weight-asian="normal" style:font-weight-complex="normal"/>
    </style:style>
    <style:style style:name="T17" style:family="text">
      <style:text-properties fo:font-style="italic" fo:font-weight="normal" officeooo:rsid="00102cd7" fo:background-color="transparent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425fc" fo:background-color="transparent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45ed9" fo:background-color="transparent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46367" fo:background-color="transparent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5d4d7" fo:background-color="transparent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1f9017" fo:background-color="transparent" style:font-style-asian="italic" style:font-weight-asian="normal" style:font-style-complex="italic" style:font-weight-complex="normal"/>
    </style:style>
    <style:style style:name="T23" style:family="text">
      <style:text-properties fo:font-style="italic" officeooo:rsid="00146367" fo:background-color="transparent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18eb13" style:font-style-asian="italic" style:font-style-complex="italic"/>
    </style:style>
    <style:style style:name="T26" style:family="text">
      <style:text-properties fo:font-style="normal" fo:font-weight="bold" officeooo:rsid="00102cd7" fo:background-color="transparent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1f9017" fo:background-color="transparent" style:font-style-asian="normal" style:font-weight-asian="bold" style:font-style-complex="normal" style:font-weight-complex="bold"/>
    </style:style>
    <style:style style:name="T28" style:family="text">
      <style:text-properties fo:font-style="normal" fo:font-weight="normal" officeooo:rsid="001f9017" fo:background-color="transparent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5a0d5" fo:background-color="transparent" style:font-style-asian="normal" style:font-weight-asian="normal" style:font-style-complex="normal" style:font-weight-complex="normal"/>
    </style:style>
    <style:style style:name="T30" style:family="text">
      <style:text-properties officeooo:rsid="00146367" fo:background-color="transparent"/>
    </style:style>
    <style:style style:name="T31" style:family="text">
      <style:text-properties officeooo:rsid="001d9af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e Matrix Equation </text:span><text:span text:style-name="T25">A</text:span><text:span text:style-name="T1">x = b</text:span></text:p>
      <text:p text:style-name="P1"/>
      <text:list xml:id="list5931707945736809456" text:style-name="L1">
        <text:list-item>
          <text:p text:style-name="P9"><text:span text:style-name="T7">A linear combination </text:span><text:span text:style-name="T8">of vectors can be seen as a product of a matrix and a vector.</text:span></text:p>
        </text:list-item>
        <text:list-item>
          <text:p text:style-name="P10"><text:span text:style-name="T8">More specifically, if </text:span><text:span text:style-name="T17">A</text:span><text:span text:style-name="T8"> is a</text:span><text:span text:style-name="T8"><draw:frame draw:style-name="fr1" draw:name="Object1" text:anchor-type="as-char" svg:y="-0.1484in" svg:width="0.4362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8">matrix, with columns</text:span><text:span text:style-name="T8"><draw:frame draw:style-name="fr1" draw:name="Object2" text:anchor-type="as-char" svg:y="-0.1484in" svg:width="0.6945in" svg:height="0.209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8">, and if </text:span><text:span text:style-name="T26">x</text:span><text:span text:style-name="T8"> is in</text:span><text:span text:style-name="T8"><draw:frame draw:style-name="fr1" draw:name="Object3" text:anchor-type="as-char" svg:y="-0.172in" svg:width="0.261in" svg:height="0.2055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8">, then the product of </text:span><text:span text:style-name="T17">A</text:span><text:span text:style-name="T8"> and </text:span><text:span text:style-name="T2">x</text:span><text:span text:style-name="T8">, denoted by </text:span><text:span text:style-name="T17">A</text:span><text:span text:style-name="T2">x</text:span><text:span text:style-name="T8">, is the linear combination of the columns of </text:span><text:span text:style-name="T17">A</text:span><text:span text:style-name="T8"> using the corresponding entries of </text:span><text:span text:style-name="T2">x</text:span><text:span text:style-name="T8"> as </text:span><text:span text:style-name="T13">weights or scalars</text:span><text:span text:style-name="T8">, that is, </text:span></text:p>
          <text:p text:style-name="P18"><draw:frame draw:style-name="fr1" draw:name="Object4" text:anchor-type="as-char" svg:y="-0.4953in" svg:width="3.3138in" svg:height="0.9161in" draw:z-index="10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12"><text:span text:style-name="T9">Note that </text:span><text:span text:style-name="T18">A</text:span><text:span text:style-name="T3">x</text:span><text:span text:style-name="T9"> is defined only if the number of columns of </text:span><text:span text:style-name="T18">A</text:span><text:span text:style-name="T9"> equals the number of entries of </text:span><text:span text:style-name="T3">x</text:span><text:span text:style-name="T9">.</text:span></text:p>
        </text:list-item>
        <text:list-item>
          <text:p text:style-name="P19"><text:span text:style-name="T31">T</text:span>he equation <text:span text:style-name="T24">A</text:span><text:span text:style-name="T6">x</text:span> = <text:span text:style-name="T6">b</text:span> is called the <text:span text:style-name="T6">matrix equation</text:span>.</text:p>
        </text:list-item>
        <text:list-item>
          <text:p text:style-name="P11"><text:span text:style-name="T9">I</text:span><text:span text:style-name="T8">f </text:span><text:span text:style-name="T17">A</text:span><text:span text:style-name="T8"> is a</text:span><text:span text:style-name="T8"><draw:frame draw:style-name="fr1" draw:name="Object5" text:anchor-type="as-char" svg:y="-0.1484in" svg:width="0.4362in" svg:height="0.1839in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8">matrix, with columns</text:span><text:span text:style-name="T8"><draw:frame draw:style-name="fr1" draw:name="Object6" text:anchor-type="as-char" svg:y="-0.1484in" svg:width="0.6945in" svg:height="0.2098in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8">, and if </text:span><text:span text:style-name="T26">x</text:span><text:span text:style-name="T8"> </text:span><text:span text:style-name="T9">and </text:span><text:span text:style-name="T3">b </text:span><text:span text:style-name="T9">are</text:span><text:span text:style-name="T8"> in</text:span><text:span text:style-name="T8"><draw:frame draw:style-name="fr1" draw:name="Object7" text:anchor-type="as-char" svg:y="-0.172in" svg:width="0.261in" svg:height="0.2055in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13">and</text:span><text:span text:style-name="T13"><draw:frame draw:style-name="fr1" draw:name="Object16" text:anchor-type="as-char" svg:y="-0.172in" svg:width="0.2827in" svg:height="0.2055in" draw:z-index="5"><draw:object xlink:href="./Object 16" xlink:type="simple" xlink:show="embed" xlink:actuate="onLoad"/><draw:image xlink:href="./ObjectReplacements/Object 16" xlink:type="simple" xlink:show="embed" xlink:actuate="onLoad"/></draw:frame></text:span><text:span text:style-name="T13">respectively</text:span><text:span text:style-name="T8">, </text:span><text:span text:style-name="T9">the matrix equation</text:span><text:span text:style-name="T18"> A</text:span><text:span text:style-name="T3">x</text:span><text:span text:style-name="T9"> = </text:span><text:span text:style-name="T3">b </text:span><text:span text:style-name="T9">has the same solutions set as the vector equation</text:span><text:span text:style-name="T9"><draw:frame draw:style-name="fr1" draw:name="Object9" text:anchor-type="as-char" svg:y="-0.1484in" svg:width="1.7311in" svg:height="0.2098in" draw:z-index="12"><draw:object xlink:href="./Object 9" xlink:type="simple" xlink:show="embed" xlink:actuate="onLoad"/><draw:image xlink:href="./ObjectReplacements/Object 9" xlink:type="simple" xlink:show="embed" xlink:actuate="onLoad"/></draw:frame></text:span><text:span text:style-name="T9">which in turn, has the same solution set as the system of linear equation</text:span><text:span text:style-name="T13">s</text:span><text:span text:style-name="T9"> whose augmented matrix is</text:span><text:span text:style-name="T9"><draw:frame draw:style-name="fr1" draw:name="Object8" text:anchor-type="as-char" svg:y="-0.1752in" svg:width="1.2728in" svg:height="0.2472in" draw:z-index="13"><draw:object xlink:href="./Object 8" xlink:type="simple" xlink:show="embed" xlink:actuate="onLoad"/><draw:image xlink:href="./ObjectReplacements/Object 8" xlink:type="simple" xlink:show="embed" xlink:actuate="onLoad"/></draw:frame></text:span></text:p>
        </text:list-item>
      </text:list>
      <text:p text:style-name="P3"/>
      <text:p text:style-name="P3">Existence of Solutions</text:p>
      <text:list xml:id="list2654795395316143709" text:style-name="L2">
        <text:list-item>
          <text:p text:style-name="P13"><text:span text:style-name="T9">The equation </text:span><text:span text:style-name="T18">A</text:span><text:span text:style-name="T3">x</text:span><text:span text:style-name="T9"> = </text:span><text:span text:style-name="T3">b</text:span><text:span text:style-name="T9"> has a solution if and only if </text:span><text:span text:style-name="T3">b</text:span><text:span text:style-name="T9"> is a linear combination of the columns of </text:span><text:span text:style-name="T20">A</text:span><text:span text:style-name="T9">.</text:span></text:p>
        </text:list-item>
        <text:list-item>
          <text:p text:style-name="P13"><text:span text:style-name="T10">Let </text:span><text:span text:style-name="T19">A</text:span><text:span text:style-name="T10"> be an</text:span><text:span text:style-name="T10"><draw:frame draw:style-name="fr1" draw:name="Object10" text:anchor-type="as-char" svg:y="-0.1484in" svg:width="0.4362in" svg:height="0.1839in" draw:z-index="6"><draw:object xlink:href="./Object 10" xlink:type="simple" xlink:show="embed" xlink:actuate="onLoad"/><draw:image xlink:href="./ObjectReplacements/Object 10" xlink:type="simple" xlink:show="embed" xlink:actuate="onLoad"/></draw:frame></text:span><text:span text:style-name="T10">matrix. Then the following statements are logically equivalent.</text:span></text:p>
          <text:list>
            <text:list-item>
              <text:p text:style-name="P14"><text:span text:style-name="T10">The columns of </text:span><text:span text:style-name="T19">A</text:span><text:span text:style-name="T10"> span</text:span><text:span text:style-name="T10"><draw:frame draw:style-name="fr1" draw:name="Object13" text:anchor-type="as-char" svg:y="-0.172in" svg:width="0.2827in" svg:height="0.2055in" draw:z-index="15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10">.</text:span></text:p>
            </text:list-item>
            <text:list-item>
              <text:p text:style-name="P13"><text:span text:style-name="T10">For each </text:span><text:span text:style-name="T4">b</text:span><text:span text:style-name="T10"> in</text:span><text:span text:style-name="T10"><draw:frame draw:style-name="fr1" draw:name="Object11" text:anchor-type="as-char" svg:y="-0.172in" svg:width="0.2827in" svg:height="0.2055in" draw:z-index="7"><draw:object xlink:href="./Object 11" xlink:type="simple" xlink:show="embed" xlink:actuate="onLoad"/><draw:image xlink:href="./ObjectReplacements/Object 11" xlink:type="simple" xlink:show="embed" xlink:actuate="onLoad"/></draw:frame></text:span><text:span text:style-name="T10">, the equation </text:span><text:span text:style-name="T18">A</text:span><text:span text:style-name="T3">x</text:span><text:span text:style-name="T9"> = </text:span><text:span text:style-name="T3">b</text:span><text:span text:style-name="T10"> has a solution.</text:span></text:p>
            </text:list-item>
            <text:list-item>
              <text:p text:style-name="P13"><text:span text:style-name="T10">Each </text:span><text:span text:style-name="T4">b</text:span><text:span text:style-name="T10"> in</text:span><text:span text:style-name="T10"><draw:frame draw:style-name="fr1" draw:name="Object12" text:anchor-type="as-char" svg:y="-0.172in" svg:width="0.2827in" svg:height="0.2055in" draw:z-index="8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is a linear combination of the columns of </text:span><text:span text:style-name="T19">A</text:span><text:span text:style-name="T10">.</text:span></text:p>
            </text:list-item>
            <text:list-item>
              <text:p text:style-name="P13"><text:span text:style-name="T19">A</text:span><text:span text:style-name="T10">, </text:span><text:span text:style-name="T16">the coefficient matrix </text:span><text:span text:style-name="T10">has a pivot position in every row.</text:span></text:p>
              <text:list>
                <text:list-header>
                  <text:p text:style-name="P15"><text:span text:style-name="T14">If </text:span><text:span text:style-name="T22">A</text:span><text:span text:style-name="T28"> has pivot positions in every row, its columns can be suitable multiplied by a scalar to produce any </text:span><text:span text:style-name="T27">b</text:span><text:span text:style-name="T28"> in</text:span><text:span text:style-name="T28"><draw:frame draw:style-name="fr1" draw:name="Object17" text:anchor-type="as-char" svg:y="-0.172in" svg:width="0.2827in" svg:height="0.2055in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          </text:list-header>
              </text:list>
            </text:list-item>
          </text:list>
        </text:list-item>
      </text:list>
      <text:p text:style-name="P7"/>
      <text:p text:style-name="P4">Row-Vector Rule for computing Ax</text:p>
      <text:list xml:id="list1481534083647974615" text:style-name="L3">
        <text:list-item>
          <text:p text:style-name="P16"><text:span text:style-name="T11">If the product </text:span><text:span text:style-name="T20">A</text:span><text:span text:style-name="T5">x</text:span><text:span text:style-name="T11"> is defined, then the </text:span><text:span text:style-name="T20">i </text:span><text:span text:style-name="T11">th entry in </text:span><text:span text:style-name="T20">A</text:span><text:span text:style-name="T5">x</text:span><text:span text:style-name="T11"> is the sum of the products of the corresponding entries from the row i of </text:span><text:span text:style-name="T21">A</text:span><text:span text:style-name="T11"> and from the vector </text:span><text:span text:style-name="T5">x</text:span><text:span text:style-name="T11">.</text:span></text:p>
        </text:list-item>
        <text:list-item>
          <text:p text:style-name="P16"><text:span text:style-name="T12">To optimize a computer algorithm to compute </text:span><text:span text:style-name="T20">A</text:span><text:span text:style-name="T5">x</text:span><text:span text:style-name="T12">, the sequence of calculations should involve data stored in contiguous memory locations. The most widely used professional algorithms for matrix computations are written in Fortran, a language that stores a matrix as <text:s/>a set of columns. Such algorithms compute </text:span><text:span text:style-name="T20">A</text:span><text:span text:style-name="T5">x</text:span><text:span text:style-name="T12"> as a linear combinations of the columns of </text:span><text:span text:style-name="T21">A</text:span><text:span text:style-name="T12">. In contrast, if a program is written in the popular language C, which stores matrices by rows, </text:span><text:span text:style-name="T20">A</text:span><text:span text:style-name="T5">x</text:span><text:span text:style-name="T12"> should be computed via the alternative rule that uses the rows of </text:span><text:span text:style-name="T21">A</text:span><text:span text:style-name="T12">.</text:span></text:p>
        </text:list-item>
      </text:list>
      <text:p text:style-name="P8"/>
      <text:p text:style-name="P5"><text:span text:style-name="T30">Properties of the Matrix-Vector product </text:span><text:span text:style-name="T23">A</text:span><text:span text:style-name="T30">x</text:span></text:p>
      <text:p text:style-name="P6"><text:span text:style-name="T11">If </text:span><text:span text:style-name="T20">A</text:span><text:span text:style-name="T11"> is an</text:span><text:span text:style-name="T11"><draw:frame draw:style-name="fr1" draw:name="Object15" text:anchor-type="as-char" svg:y="-0.1484in" svg:width="0.4362in" svg:height="0.1839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matrix, </text:span><text:span text:style-name="T5">u</text:span><text:span text:style-name="T11"> and </text:span><text:span text:style-name="T5">v</text:span><text:span text:style-name="T11"> are vectors in</text:span><text:span text:style-name="T11"><draw:frame draw:style-name="fr1" draw:name="Object14" text:anchor-type="as-char" svg:y="-0.172in" svg:width="0.261in" svg:height="0.2055in" draw:z-index="9"><draw:object xlink:href="./Object 14" xlink:type="simple" xlink:show="embed" xlink:actuate="onLoad"/><draw:image xlink:href="./ObjectReplacements/Object 14" xlink:type="simple" xlink:show="embed" xlink:actuate="onLoad"/></draw:frame></text:span><text:span text:style-name="T11">, and </text:span><text:span text:style-name="T20">c</text:span><text:span text:style-name="T11"> is a scalar, then</text:span></text:p>
      <text:list xml:id="list5216846314255918580" text:style-name="L4">
        <text:list-item>
          <text:p text:style-name="P17"><text:span text:style-name="T20">A</text:span><text:span text:style-name="T11">(</text:span><text:span text:style-name="T5">u</text:span><text:span text:style-name="T11"> + </text:span><text:span text:style-name="T5">v</text:span><text:span text:style-name="T11">) = </text:span><text:span text:style-name="T20">A</text:span><text:span text:style-name="T5">u</text:span><text:span text:style-name="T11"> + </text:span><text:span text:style-name="T20">A</text:span><text:span text:style-name="T5">v</text:span></text:p>
        </text:list-item>
        <text:list-item>
          <text:p text:style-name="P17"><text:span text:style-name="T20">A</text:span><text:span text:style-name="T11">(</text:span><text:span text:style-name="T20">c</text:span><text:span text:style-name="T5">u</text:span><text:span text:style-name="T11">) = </text:span><text:span text:style-name="T20">c</text:span><text:span text:style-name="T11">(</text:span><text:span text:style-name="T20">A</text:span><text:span text:style-name="T5">u</text:span><text:span text:style-name="T11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S PMincho" style:font-size-asian="10.5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3T19:38:26.74</meta:creation-date>
    <dc:date>2013-08-07T07:38:06</dc:date>
    <meta:editing-duration>PT16H33M7S</meta:editing-duration>
    <meta:editing-cycles>18</meta:editing-cycles>
    <meta:generator>LibreOffice/4.0.2.2$Linux_x86 LibreOffice_project/400m0$Build-2</meta:generator>
    <dc:creator>Kempa </dc:creator>
    <meta:document-statistic meta:table-count="0" meta:image-count="0" meta:object-count="17" meta:page-count="1" meta:paragraph-count="22" meta:word-count="415" meta:character-count="2070" meta:non-whitespace-character-count="1691"/>
  </office:meta>
</office:document-meta>
</file>

<file path=Object 1/content.xml><?xml version="1.0" encoding="utf-8"?>
<math xmlns="http://www.w3.org/1998/Math/MathML">
  <semantics>
    <mrow>
      <mrow>
        <mi>m</mi>
        <mo stretchy="false">×</mo>
        <mi>n</mi>
      </mrow>
    </mrow>
    <annotation encoding="StarMath 5.0"> m times n </annotation>
  </semantics>
</math>
</file>

<file path=Object 10/content.xml><?xml version="1.0" encoding="utf-8"?>
<math xmlns="http://www.w3.org/1998/Math/MathML">
  <semantics>
    <mrow>
      <mrow>
        <mi>m</mi>
        <mo stretchy="false">×</mo>
        <mi>n</mi>
      </mrow>
    </mrow>
    <annotation encoding="StarMath 5.0"> m times n </annotation>
  </semantics>
</math>
</file>

<file path=Object 11/content.xml><?xml version="1.0" encoding="utf-8"?>
<math xmlns="http://www.w3.org/1998/Math/MathML">
  <semantics>
    <mrow>
      <msup>
        <mo stretchy="false">ℝ</mo>
        <mi>m</mi>
      </msup>
    </mrow>
    <annotation encoding="StarMath 5.0"> setR^m</annotation>
  </semantics>
</math>
</file>

<file path=Object 12/content.xml><?xml version="1.0" encoding="utf-8"?>
<math xmlns="http://www.w3.org/1998/Math/MathML">
  <semantics>
    <mrow>
      <msup>
        <mo stretchy="false">ℝ</mo>
        <mi>m</mi>
      </msup>
    </mrow>
    <annotation encoding="StarMath 5.0"> setR^m </annotation>
  </semantics>
</math>
</file>

<file path=Object 13/content.xml><?xml version="1.0" encoding="utf-8"?>
<math xmlns="http://www.w3.org/1998/Math/MathML">
  <semantics>
    <mrow>
      <msup>
        <mo stretchy="false">ℝ</mo>
        <mi>m</mi>
      </msup>
    </mrow>
    <annotation encoding="StarMath 5.0"> setR^m</annotation>
  </semantics>
</math>
</file>

<file path=Object 14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15/content.xml><?xml version="1.0" encoding="utf-8"?>
<math xmlns="http://www.w3.org/1998/Math/MathML">
  <semantics>
    <mrow>
      <mrow>
        <mi>m</mi>
        <mo stretchy="false">×</mo>
        <mi>n</mi>
      </mrow>
    </mrow>
    <annotation encoding="StarMath 5.0"> m times n </annotation>
  </semantics>
</math>
</file>

<file path=Object 16/content.xml><?xml version="1.0" encoding="utf-8"?>
<math xmlns="http://www.w3.org/1998/Math/MathML">
  <semantics>
    <mrow>
      <msup>
        <mo stretchy="false">ℝ</mo>
        <mi>m</mi>
      </msup>
    </mrow>
    <annotation encoding="StarMath 5.0"> setR^m</annotation>
  </semantics>
</math>
</file>

<file path=Object 17/content.xml><?xml version="1.0" encoding="utf-8"?>
<math xmlns="http://www.w3.org/1998/Math/MathML">
  <semantics>
    <mrow>
      <msup>
        <mo stretchy="false">ℝ</mo>
        <mi>m</mi>
      </msup>
    </mrow>
    <annotation encoding="StarMath 5.0"> setR^m</annotation>
  </semantics>
</math>
</file>

<file path=Object 2/content.xml><?xml version="1.0" encoding="utf-8"?>
<math xmlns="http://www.w3.org/1998/Math/MathML">
  <semantics>
    <mrow>
      <mstyle mathvariant="bold">
        <mrow>
          <msub>
            <mi>a</mi>
            <mn>1</mn>
          </msub>
        </mrow>
      </mstyle>
      <mi>,</mi>
      <mi>…</mi>
      <mi>,</mi>
      <mstyle mathvariant="bold">
        <mrow>
          <msub>
            <mi>a</mi>
            <mi>n</mi>
          </msub>
        </mrow>
      </mstyle>
    </mrow>
    <annotation encoding="StarMath 5.0">bold a_1 , … , bold a_n</annotation>
  </semantics>
</math>
</file>

<file path=Object 3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4/content.xml><?xml version="1.0" encoding="utf-8"?>
<math xmlns="http://www.w3.org/1998/Math/MathML">
  <semantics>
    <mrow>
      <mi>A</mi>
      <mrow>
        <mstyle mathvariant="bold">
          <mrow>
            <mi>x</mi>
          </mrow>
        </mstyle>
        <mo stretchy="false">=</mo>
        <mfenced open="[" close="]">
          <mrow>
            <mtable>
              <mtr>
                <mtd>
                  <mrow>
                    <mstyle mathvariant="bold">
                      <mrow>
                        <msub>
                          <mi>a</mi>
                          <mn>1</mn>
                        </msub>
                      </mrow>
                    </mstyle>
                    <mi/>
                    <mstyle mathvariant="bold">
                      <mrow>
                        <msub>
                          <mi>a</mi>
                          <mn>2</mn>
                        </msub>
                      </mrow>
                    </mstyle>
                    <mi/>
                    <mi>…</mi>
                    <mi/>
                    <mstyle mathvariant="bold">
                      <mrow>
                        <msub>
                          <mi>a</mi>
                          <mi>n</mi>
                        </msub>
                      </mrow>
                    </mstyle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x</mi>
                      <mn>1</mn>
                    </msub>
                  </mrow>
                </mtd>
              </mtr>
              <mtr>
                <mtd>
                  <mrow>
                    <msub>
                      <mi>x</mi>
                      <mn>2</mn>
                    </msub>
                  </mrow>
                </mtd>
              </mtr>
              <mtr>
                <mtd>
                  <mrow>
                    <mo stretchy="false">⋮</mo>
                  </mrow>
                </mtd>
              </mtr>
              <mtr>
                <mtd>
                  <mrow>
                    <msub>
                      <mi>x</mi>
                      <mi>n</mi>
                    </msub>
                  </mrow>
                </mtd>
              </mtr>
            </mtable>
          </mrow>
        </mfenced>
        <mo stretchy="false">=</mo>
        <msub>
          <mi>x</mi>
          <mn>1</mn>
        </msub>
      </mrow>
      <mrow>
        <mstyle mathvariant="bold">
          <mrow>
            <msub>
              <mi>a</mi>
              <mn>1</mn>
            </msub>
          </mrow>
        </mstyle>
        <mo stretchy="false">+</mo>
        <msub>
          <mi>x</mi>
          <mn>2</mn>
        </msub>
      </mrow>
      <mrow>
        <mrow>
          <mstyle mathvariant="bold">
            <mrow>
              <msub>
                <mi>a</mi>
                <mn>2</mn>
              </msub>
            </mrow>
          </mstyle>
          <mo stretchy="false">+</mo>
          <mi>…</mi>
        </mrow>
        <mo stretchy="false">+</mo>
        <msub>
          <mi>x</mi>
          <mi>n</mi>
        </msub>
      </mrow>
      <mstyle mathvariant="bold">
        <mrow>
          <msub>
            <mi>a</mi>
            <mi>n</mi>
          </msub>
        </mrow>
      </mstyle>
    </mrow>
    <annotation encoding="StarMath 5.0">A bold x = left [matrix {bold a_1 ~ bold a_2 ~ … ~ bold a_n} right ] left [ matrix { x_1 ## x_2 ## dotsvert ## x_n } right ] = x_1 bold a_1 + x_2 bold a_2 + … + x_n bold a_n</annotation>
  </semantics>
</math>
</file>

<file path=Object 5/content.xml><?xml version="1.0" encoding="utf-8"?>
<math xmlns="http://www.w3.org/1998/Math/MathML">
  <semantics>
    <mrow>
      <mrow>
        <mi>m</mi>
        <mo stretchy="false">×</mo>
        <mi>n</mi>
      </mrow>
    </mrow>
    <annotation encoding="StarMath 5.0"> m times n </annotation>
  </semantics>
</math>
</file>

<file path=Object 6/content.xml><?xml version="1.0" encoding="utf-8"?>
<math xmlns="http://www.w3.org/1998/Math/MathML">
  <semantics>
    <mrow>
      <mstyle mathvariant="bold">
        <mrow>
          <msub>
            <mi>a</mi>
            <mn>1</mn>
          </msub>
        </mrow>
      </mstyle>
      <mi>,</mi>
      <mi>…</mi>
      <mi>,</mi>
      <mstyle mathvariant="bold">
        <mrow>
          <msub>
            <mi>a</mi>
            <mi>n</mi>
          </msub>
        </mrow>
      </mstyle>
    </mrow>
    <annotation encoding="StarMath 5.0">bold a_1 , … , bold a_n</annotation>
  </semantics>
</math>
</file>

<file path=Object 7/content.xml><?xml version="1.0" encoding="utf-8"?>
<math xmlns="http://www.w3.org/1998/Math/MathML">
  <semantics>
    <mrow>
      <msup>
        <mo stretchy="false">ℝ</mo>
        <mi>n</mi>
      </msup>
    </mrow>
    <annotation encoding="StarMath 5.0"> setR^n</annotation>
  </semantics>
</math>
</file>

<file path=Object 8/content.xml><?xml version="1.0" encoding="utf-8"?>
<math xmlns="http://www.w3.org/1998/Math/MathML">
  <semantics>
    <mrow>
      <mfenced open="[" close="]">
        <mrow>
          <mtable>
            <mtr>
              <mtd>
                <mrow>
                  <mstyle mathvariant="bold">
                    <mrow>
                      <mrow>
                        <msub>
                          <mi mathvariant="normal">a</mi>
                          <mn>1</mn>
                        </msub>
                        <mi/>
                        <msub>
                          <mi mathvariant="normal">a</mi>
                          <mn>2</mn>
                        </msub>
                        <mi/>
                        <mi mathvariant="normal">…</mi>
                        <mi/>
                        <msub>
                          <mi mathvariant="normal">a</mi>
                          <mi mathvariant="normal">n</mi>
                        </msub>
                        <mi/>
                        <mi mathvariant="normal">b</mi>
                      </mrow>
                    </mrow>
                  </mstyle>
                </mrow>
              </mtd>
            </mtr>
          </mtable>
        </mrow>
      </mfenced>
    </mrow>
    <annotation encoding="StarMath 5.0">left [ matrix { nitalic bold {a_1 ~ a_2 ~ … ~ a_n ~ b }} right ]</annotation>
  </semantics>
</math>
</file>

<file path=Object 9/content.xml><?xml version="1.0" encoding="utf-8"?>
<math xmlns="http://www.w3.org/1998/Math/MathML">
  <semantics>
    <mrow>
      <msub>
        <mi>x</mi>
        <mn>1</mn>
      </msub>
      <mrow>
        <mstyle mathvariant="bold">
          <mrow>
            <msub>
              <mi mathvariant="normal">a</mi>
              <mn>1</mn>
            </msub>
          </mrow>
        </mstyle>
        <mo stretchy="false">+</mo>
        <msub>
          <mi>x</mi>
          <mn>2</mn>
        </msub>
      </mrow>
      <mrow>
        <mrow>
          <mstyle mathvariant="bold">
            <mrow>
              <msub>
                <mi mathvariant="normal">a</mi>
                <mn>2</mn>
              </msub>
            </mrow>
          </mstyle>
          <mo stretchy="false">+</mo>
          <mi>…</mi>
        </mrow>
        <mo stretchy="false">+</mo>
        <msub>
          <mi>x</mi>
          <mi>n</mi>
        </msub>
      </mrow>
      <mrow>
        <mstyle mathvariant="bold">
          <mrow>
            <msub>
              <mi mathvariant="normal">a</mi>
              <mi mathvariant="normal">n</mi>
            </msub>
          </mrow>
        </mstyle>
        <mo stretchy="false">=</mo>
        <mstyle mathvariant="bold">
          <mrow>
            <mi mathvariant="normal">b</mi>
          </mrow>
        </mstyle>
      </mrow>
    </mrow>
    <annotation encoding="StarMath 5.0">x_1 nitalic bold a_1 + x_2 nitalic bold a_2 + … + x_n nitalic bold a_n = nitalic bold b</annotation>
  </semantics>
</math>
</file>